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0d68" officeooo:paragraph-rsid="000e0d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8:53:06.967717567</meta:creation-date>
    <dc:date>2020-09-07T20:32:12.301965777</dc:date>
    <meta:editing-duration>PT1H2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